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>Dear [Name/Department]</text:p>
      <text:p text:style-name="Normal"/>
      <text:p text:style-name="Normal">NHS Knowledge and Library Services (KLS) maintain an 'Essential Sites List’ of secure and legitimate health and care knowledge and education websites which NHS Trusts are encouraged not to block.</text:p>
      <text:p text:style-name="Normal">The URLs listed provide access to a range of sources that NHS Knowledge and Library Professionals require in order to provide other healthcare staff with access to up to date information and to perform a range of tasks that support evidence-based practice.</text:p>
      <text:p text:style-name="Normal">The latest update of the Essential Sites list is attached, [Your department] would be very grateful if you would check this against the trust’s firewall and ensure that these sites remain unblocked.</text:p>
      <text:p text:style-name="Normal"/>
      <text:p text:style-name="Normal">Yours faithfully</text:p>
      <text:p text:style-name="Normal"/>
      <text:p text:style-name="Normal"/>
      <text:p text:style-name="Normal">[Library Services Manager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left" style:position="0.5104in"/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tab/><text:tab/><text:tab/><text:s text:c="2"/><text:span text:style-name="T3"><draw:frame draw:style-name="a0" draw:name="Picture 1" text:anchor-type="as-char" svg:x="0in" svg:y="0in" svg:width="2.8125in" svg:height="0.82292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TDEPARTMENT</meta:initial-creator>
    <dc:creator>Richard Bridgen</dc:creator>
    <meta:creation-date>2022-11-25T09:47:00Z</meta:creation-date>
    <dc:date>2022-11-25T09:48:00Z</dc:date>
    <meta:template xlink:href="Normal" xlink:type="simple"/>
    <meta:editing-cycles>3</meta:editing-cycles>
    <meta:editing-duration>PT60S</meta:editing-duration>
    <meta:document-statistic meta:page-count="1" meta:paragraph-count="1" meta:word-count="108" meta:character-count="724" meta:row-count="5" meta:non-whitespace-character-count="617"/>
  </office:meta>
</office:document-meta>
</file>